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XmlApplicationContextTests.fullyQualifiedResourceLoading_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XmlApplicationContextTests.classRelativeResourceLoading_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enericXmlApplicationContextTests.classRelativeResourceLoading_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XmlApplicationContextTests.fullyQualifiedResourceLoading_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